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%" table:style-name="ta1">
        <table:shapes>
          <draw:frame draw:z-index="0" draw:style-name="gr1" draw:text-style-name="P1" svg:width="6.2988in" svg:height="3.5429in" svg:x="6.4969in" svg:y="0.6146in">
            <draw:object draw:notify-on-update-of-ranges="'10%'.A2:'10%'.A5 '10%'.B1:'10%'.B1 '10%'.B2:'10%'.B5 '10%'.C1:'10%'.C1 '10%'.C2:'10%'.C5 '10%'.D1:'10%'.D1 '10%'.D2:'10%'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0.1 deg/s</text:p>
          </table:table-cell>
          <table:table-cell office:value-type="string" calcext:value-type="string">
            <text:p>1 deg/s</text:p>
          </table:table-cell>
          <table:table-cell office:value-type="string" calcext:value-type="string">
            <text:p>10 deg/s</text:p>
          </table:table-cell>
        </table:table-row>
        <table:table-row table:style-name="ro1">
          <table:table-cell office:value-type="string" calcext:value-type="string">
            <text:p>Nadir</text:p>
          </table:table-cell>
          <table:table-cell table:number-columns-repeated="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eplan; not responsive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 preplan; responsiv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replan; responsive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10% flood chance</text:p>
          </table:table-cell>
          <table:table-cell office:value-type="string" calcext:value-type="string">
            <text:p>Reward = 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0.1 deg/s</text:p>
          </table:table-cell>
          <table:table-cell office:value-type="string" calcext:value-type="string">
            <text:p>1 deg/s</text:p>
          </table:table-cell>
          <table:table-cell office:value-type="string" calcext:value-type="string">
            <text:p>10 deg/s</text:p>
          </table:table-cell>
        </table:table-row>
        <table:table-row table:style-name="ro1">
          <table:table-cell office:value-type="string" calcext:value-type="string">
            <text:p>Nadir</text:p>
          </table:table-cell>
          <table:table-cell table:number-columns-repeated="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replan; not responsive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 preplan; responsive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Preplan; responsive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</table:table>
      <table:table table:name="50%" table:style-name="ta1">
        <table:shapes>
          <draw:frame draw:z-index="0" draw:style-name="gr1" draw:text-style-name="P1" svg:width="6.2988in" svg:height="3.5429in" svg:x="6.4398in" svg:y="0.6173in">
            <draw:object draw:notify-on-update-of-ranges="'50%'.A2:'50%'.A5 '50%'.B1:'50%'.B1 '50%'.B2:'50%'.B5 '50%'.C1:'50%'.C1 '50%'.C2:'50%'.C5 '50%'.D1:'50%'.D1 '50%'.D2:'50%'.D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0.1 deg/s</text:p>
          </table:table-cell>
          <table:table-cell office:value-type="string" calcext:value-type="string">
            <text:p>1 deg/s</text:p>
          </table:table-cell>
          <table:table-cell office:value-type="string" calcext:value-type="string">
            <text:p>10 deg/s</text:p>
          </table:table-cell>
        </table:table-row>
        <table:table-row table:style-name="ro1">
          <table:table-cell office:value-type="string" calcext:value-type="string">
            <text:p>Nadir</text:p>
          </table:table-cell>
          <table:table-cell table:number-columns-repeated="3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replan; not responsive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189" calcext:value-type="float">
            <text:p>189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No preplan; responsive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Preplan; responsive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202" calcext:value-type="float">
            <text:p>20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>
            <text:p>Reward = 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ility</text:p>
          </table:table-cell>
          <table:table-cell office:value-type="string" calcext:value-type="string">
            <text:p>0.1 deg/s</text:p>
          </table:table-cell>
          <table:table-cell office:value-type="string" calcext:value-type="string">
            <text:p>1 deg/s</text:p>
          </table:table-cell>
          <table:table-cell office:value-type="string" calcext:value-type="string">
            <text:p>10 deg/s</text:p>
          </table:table-cell>
        </table:table-row>
        <table:table-row table:style-name="ro1">
          <table:table-cell office:value-type="string" calcext:value-type="string">
            <text:p>Nadir</text:p>
          </table:table-cell>
          <table:table-cell table:number-columns-repeated="3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replan; not responsive</text:p>
          </table:table-cell>
          <table:table-cell office:value-type="float" office:value="103" calcext:value-type="float">
            <text:p>103</text:p>
          </table:table-cell>
          <table:table-cell office:value-type="float" office:value="189" calcext:value-type="float">
            <text:p>189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No preplan; responsive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Preplan; responsive</text:p>
          </table:table-cell>
          <table:table-cell office:value-type="float" office:value="153" calcext:value-type="float">
            <text:p>153</text:p>
          </table:table-cell>
          <table:table-cell office:value-type="float" office:value="202" calcext:value-type="float">
            <text:p>202</text:p>
          </table:table-cell>
          <table:table-cell office:value-type="float" office:value="233" calcext:value-type="float">
            <text:p>2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7">00/00/0000</text:date>, <text:time style:data-style-name="N2" text:time-value="21:13:58.201427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2T10:11:12.308888825</meta:creation-date>
    <dc:date>2023-01-27T17:14:17.394107736</dc:date>
    <meta:editing-duration>P1DT8H56M53S</meta:editing-duration>
    <meta:editing-cycles>3</meta:editing-cycles>
    <meta:generator>LibreOffice/6.4.7.2$Linux_X86_64 LibreOffice_project/40$Build-2</meta:generator>
    <meta:document-statistic meta:table-count="2" meta:cell-count="8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16cm" svg:y="3.703cm" style:legend-expansion="high" chart:style-name="ch2"/>
        <chart:plot-area chart:style-name="ch3" table:cell-range-address="'10%'.A1:'10%'.D5" chart:data-source-has-labels="both" svg:x="1.331cm" svg:y="0.18cm" svg:width="12.165cm" svg:height="8.64cm">
          <chartooo:coordinate-region svg:x="1.952cm" svg:y="0.18cm" svg:width="11.544cm" svg:height="5.347cm"/>
          <chart:axis chart:dimension="x" chart:name="primary-x" chart:style-name="ch4" chartooo:axis-type="auto">
            <chartooo:date-scale/>
            <chart:categories table:cell-range-address="'10%'.A2:'10%'.A5"/>
          </chart:axis>
          <chart:axis chart:dimension="y" chart:name="primary-y" chart:style-name="ch5">
            <chart:title svg:x="0.451cm" svg:y="6.502cm" chart:style-name="ch6">
              <text:p>Number of co-observations</text:p>
            </chart:title>
            <chart:grid chart:style-name="ch7" chart:class="major"/>
          </chart:axis>
          <chart:series chart:style-name="ch8" chart:values-cell-range-address="'10%'.B2:'10%'.B5" chart:label-cell-address="'10%'.B1:'10%'.B1" chart:class="chart:bar">
            <chart:data-point chart:repeated="4"/>
          </chart:series>
          <chart:series chart:style-name="ch9" chart:values-cell-range-address="'10%'.C2:'10%'.C5" chart:label-cell-address="'10%'.C1:'10%'.C1" chart:class="chart:bar">
            <chart:data-point chart:repeated="4"/>
          </chart:series>
          <chart:series chart:style-name="ch10" chart:values-cell-range-address="'10%'.D2:'10%'.D5" chart:label-cell-address="'10%'.D1:'10%'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 deg/s</text:p>
                <draw:g>
                  <svg:desc>'10%'.B1:'10%'.B1</svg:desc>
                </draw:g>
              </table:table-cell>
              <table:table-cell office:value-type="string">
                <text:p>1 deg/s</text:p>
                <draw:g>
                  <svg:desc>'10%'.C1:'10%'.C1</svg:desc>
                </draw:g>
              </table:table-cell>
              <table:table-cell office:value-type="string">
                <text:p>10 deg/s</text:p>
                <draw:g>
                  <svg:desc>'10%'.D1:'10%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dir</text:p>
                <draw:g>
                  <svg:desc>'10%'.A2:'10%'.A5</svg:desc>
                </draw:g>
              </table:table-cell>
              <table:table-cell office:value-type="float" office:value="11">
                <text:p>11</text:p>
                <draw:g>
                  <svg:desc>'10%'.B2:'10%'.B5</svg:desc>
                </draw:g>
              </table:table-cell>
              <table:table-cell office:value-type="float" office:value="11">
                <text:p>11</text:p>
                <draw:g>
                  <svg:desc>'10%'.C2:'10%'.C5</svg:desc>
                </draw:g>
              </table:table-cell>
              <table:table-cell office:value-type="float" office:value="11">
                <text:p>11</text:p>
                <draw:g>
                  <svg:desc>'10%'.D2:'10%'.D5</svg:desc>
                </draw:g>
              </table:table-cell>
            </table:table-row>
            <table:table-row>
              <table:table-cell office:value-type="string">
                <text:p>Preplan; not responsive</text:p>
              </table:table-cell>
              <table:table-cell office:value-type="float" office:value="16">
                <text:p>16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No preplan; responsive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Preplan; responsive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16cm" svg:y="3.703cm" style:legend-expansion="high" chart:style-name="ch2"/>
        <chart:plot-area chart:style-name="ch3" table:cell-range-address="'50%'.A1:'50%'.D5" chart:data-source-has-labels="both" svg:x="1.331cm" svg:y="0.18cm" svg:width="12.165cm" svg:height="8.64cm">
          <chartooo:coordinate-region svg:x="2.138cm" svg:y="0.18cm" svg:width="11.358cm" svg:height="5.347cm"/>
          <chart:axis chart:dimension="x" chart:name="primary-x" chart:style-name="ch4" chartooo:axis-type="auto">
            <chartooo:date-scale/>
            <chart:categories table:cell-range-address="'50%'.A2:'50%'.A5"/>
          </chart:axis>
          <chart:axis chart:dimension="y" chart:name="primary-y" chart:style-name="ch5">
            <chart:title svg:x="0.451cm" svg:y="6.502cm" chart:style-name="ch6">
              <text:p>Number of co-observations</text:p>
            </chart:title>
            <chart:grid chart:style-name="ch7" chart:class="major"/>
          </chart:axis>
          <chart:series chart:style-name="ch8" chart:values-cell-range-address="'50%'.B2:'50%'.B5" chart:label-cell-address="'50%'.B1:'50%'.B1" chart:class="chart:bar">
            <chart:data-point chart:repeated="4"/>
          </chart:series>
          <chart:series chart:style-name="ch9" chart:values-cell-range-address="'50%'.C2:'50%'.C5" chart:label-cell-address="'50%'.C1:'50%'.C1" chart:class="chart:bar">
            <chart:data-point chart:repeated="4"/>
          </chart:series>
          <chart:series chart:style-name="ch10" chart:values-cell-range-address="'50%'.D2:'50%'.D5" chart:label-cell-address="'50%'.D1:'50%'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1 deg/s</text:p>
                <draw:g>
                  <svg:desc>'50%'.B1:'50%'.B1</svg:desc>
                </draw:g>
              </table:table-cell>
              <table:table-cell office:value-type="string">
                <text:p>1 deg/s</text:p>
                <draw:g>
                  <svg:desc>'50%'.C1:'50%'.C1</svg:desc>
                </draw:g>
              </table:table-cell>
              <table:table-cell office:value-type="string">
                <text:p>10 deg/s</text:p>
                <draw:g>
                  <svg:desc>'50%'.D1:'50%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dir</text:p>
                <draw:g>
                  <svg:desc>'50%'.A2:'50%'.A5</svg:desc>
                </draw:g>
              </table:table-cell>
              <table:table-cell office:value-type="float" office:value="55">
                <text:p>55</text:p>
                <draw:g>
                  <svg:desc>'50%'.B2:'50%'.B5</svg:desc>
                </draw:g>
              </table:table-cell>
              <table:table-cell office:value-type="float" office:value="55">
                <text:p>55</text:p>
                <draw:g>
                  <svg:desc>'50%'.C2:'50%'.C5</svg:desc>
                </draw:g>
              </table:table-cell>
              <table:table-cell office:value-type="float" office:value="55">
                <text:p>55</text:p>
                <draw:g>
                  <svg:desc>'50%'.D2:'50%'.D5</svg:desc>
                </draw:g>
              </table:table-cell>
            </table:table-row>
            <table:table-row>
              <table:table-cell office:value-type="string">
                <text:p>Preplan; not responsive</text:p>
              </table:table-cell>
              <table:table-cell office:value-type="float" office:value="95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No preplan; responsive</text:p>
              </table:table-cell>
              <table:table-cell office:value-type="float" office:value="115">
                <text:p>115</text:p>
              </table:table-cell>
              <table:table-cell office:value-type="float" office:value="135">
                <text:p>13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Preplan; responsive</text:p>
              </table:table-cell>
              <table:table-cell office:value-type="float" office:value="168">
                <text:p>168</text:p>
              </table:table-cell>
              <table:table-cell office:value-type="float" office:value="202">
                <text:p>202</text:p>
              </table:table-cell>
              <table:table-cell office:value-type="float" office:value="233">
                <text:p>2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